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1.0173in" style:use-optimal-column-width="false"/>
    </style:style>
    <style:style style:name="TableColumn17" style:family="table-column">
      <style:table-column-properties style:column-width="0.9965in" style:use-optimal-column-width="false"/>
    </style:style>
    <style:style style:name="Table9" style:family="table">
      <style:table-properties style:width="6.5138in" fo:margin-left="-0.2569in" table:align="left"/>
    </style:style>
    <style:style style:name="TableRow18" style:family="table-row">
      <style:table-row-properties style:min-row-height="0.2083in" style:use-optimal-row-height="false"/>
    </style:style>
    <style:style style:name="TableCell19" style:family="table-cell">
      <style:table-cell-properties fo:border-top="0.0138in solid #000000" fo:border-left="0.0138in solid #000000" fo:border-bottom="0.0138in solid #000000" fo:border-right="none" fo:padding-top="0in" fo:padding-left="0.075in" fo:padding-bottom="0in" fo:padding-right="0.075in"/>
    </style:style>
    <style:style style:name="P20" style:parent-style-name="Standard" style:family="paragraph">
      <style:text-properties style:font-name="Garamond" fo:font-weight="bold" style:font-weight-asian="bold" style:font-weight-complex="bold" fo:font-size="10pt" style:font-size-asian="10pt" style:font-size-complex="10pt"/>
    </style:style>
    <style:style style:name="TableCell21" style:family="table-cell">
      <style:table-cell-properties fo:border-top="0.0138in solid #000000" fo:border-left="0.0138in solid #000000" fo:border-bottom="0.0138in solid #000000" fo:border-right="none" fo:padding-top="0in" fo:padding-left="0.075in" fo:padding-bottom="0in" fo:padding-right="0.075in"/>
    </style:style>
    <style:style style:name="P22" style:parent-style-name="Standard" style:family="paragraph">
      <style:text-properties style:font-name="Garamond" fo:font-size="10pt" style:font-size-asian="10pt" style:font-size-complex="10pt"/>
    </style:style>
    <style:style style:name="TableCell23" style:family="table-cell">
      <style:table-cell-properties fo:border-top="0.0138in solid #000000" fo:border-left="0.0138in solid #000000" fo:border-bottom="0.0138in solid #000000" fo:border-right="none" fo:padding-top="0in" fo:padding-left="0.075in" fo:padding-bottom="0in" fo:padding-right="0.075in"/>
    </style:style>
    <style:style style:name="P24" style:parent-style-name="Standard" style:family="paragraph">
      <style:text-properties style:font-name="Garamond" fo:font-weight="bold" style:font-weight-asian="bold" style:font-weight-complex="bold" fo:font-size="10pt" style:font-size-asian="10pt" style:font-size-complex="10pt"/>
    </style:style>
    <style:style style:name="TableCell25" style:family="table-cell">
      <style:table-cell-properties fo:border="0.0138in solid #000000" fo:padding-top="0in" fo:padding-left="0.075in" fo:padding-bottom="0in" fo:padding-right="0.075in"/>
    </style:style>
    <style:style style:name="P26" style:parent-style-name="Standard" style:family="paragraph">
      <style:text-properties style:font-name="Garamond" fo:font-size="10pt" style:font-size-asian="10pt" style:font-size-complex="10pt"/>
    </style:style>
    <style:style style:name="TableRow27" style:family="table-row">
      <style:table-row-properties style:min-row-height="0.2083in" style:use-optimal-row-height="false" fo:keep-together="always"/>
    </style:style>
    <style:style style:name="TableCell28" style:family="table-cell">
      <style:table-cell-properties fo:border-top="none" fo:border-left="0.0138in solid #000000" fo:border-bottom="0.0138in solid #000000" fo:border-right="none" fo:padding-top="0in" fo:padding-left="0.075in" fo:padding-bottom="0in" fo:padding-right="0.075in"/>
    </style:style>
    <style:style style:name="P29" style:parent-style-name="Standard" style:family="paragraph">
      <style:text-properties style:font-name="Garamond" fo:font-weight="bold" style:font-weight-asian="bold" style:font-weight-complex="bold" fo:font-size="10pt" style:font-size-asian="10pt" style:font-size-complex="10pt"/>
    </style:style>
    <style:style style:name="TableCell30" style:family="table-cell">
      <style:table-cell-properties fo:border-top="0.0138in solid #000000" fo:border-left="0.0138in solid #000000" fo:border-bottom="0.0138in solid #000000" fo:border-right="none" fo:padding-top="0in" fo:padding-left="0.075in" fo:padding-bottom="0in" fo:padding-right="0.075in"/>
    </style:style>
    <style:style style:name="P31" style:parent-style-name="Standard" style:family="paragraph">
      <style:text-properties style:font-name="Garamond" fo:font-weight="bold" style:font-weight-asian="bold" style:font-weight-complex="bold" fo:font-size="10pt" style:font-size-asian="10pt" style:font-size-complex="10pt"/>
    </style:style>
    <style:style style:name="TableCell32" style:family="table-cell">
      <style:table-cell-properties fo:border-top="0.0138in solid #000000" fo:border-left="0.0138in solid #000000" fo:border-bottom="none" fo:border-right="none" fo:padding-top="0in" fo:padding-left="0.075in" fo:padding-bottom="0in" fo:padding-right="0.075in"/>
    </style:style>
    <style:style style:name="P33" style:parent-style-name="Standard" style:family="paragraph">
      <style:text-properties style:font-name="Garamond" fo:font-weight="bold" style:font-weight-asian="bold" style:font-weight-complex="bold" fo:font-size="10pt" style:font-size-asian="10pt" style:font-size-complex="10pt"/>
    </style:style>
    <style:style style:name="TableCell34" style:family="table-cell">
      <style:table-cell-properties fo:border-top="none" fo:border-left="0.0138in solid #000000" fo:border-bottom="0.0138in solid #000000" fo:border-right="0.0138in solid #000000" fo:padding-top="0in" fo:padding-left="0.075in" fo:padding-bottom="0in" fo:padding-right="0.075in"/>
    </style:style>
    <style:style style:name="P35" style:parent-style-name="Standard" style:family="paragraph">
      <style:text-properties style:font-name="Garamond" fo:font-size="10pt" style:font-size-asian="10pt" style:font-size-complex="10pt"/>
    </style:style>
    <style:style style:name="TableRow36" style:family="table-row">
      <style:table-row-properties style:min-row-height="0.1875in" style:use-optimal-row-height="false" fo:keep-together="always"/>
    </style:style>
    <style:style style:name="TableCell37" style:family="table-cell">
      <style:table-cell-properties fo:border-top="none" fo:border-left="0.0138in solid #000000" fo:border-bottom="0.0138in solid #000000" fo:border-right="none" fo:padding-top="0in" fo:padding-left="0.075in" fo:padding-bottom="0in" fo:padding-right="0.075in"/>
    </style:style>
    <style:style style:name="P38" style:parent-style-name="Standard" style:family="paragraph">
      <style:paragraph-properties style:snap-to-layout-grid="false"/>
      <style:text-properties style:font-name="Garamond" fo:font-size="10pt" style:font-size-asian="10pt" style:font-size-complex="10pt"/>
    </style:style>
    <style:style style:name="TableRow39" style:family="table-row">
      <style:table-row-properties style:min-row-height="0.2395in" style:use-optimal-row-height="false"/>
    </style:style>
    <style:style style:name="TableCell40" style:family="table-cell">
      <style:table-cell-properties fo:border-top="none" fo:border-left="0.0138in solid #000000" fo:border-bottom="0.0138in solid #000000" fo:border-right="none" fo:padding-top="0in" fo:padding-left="0.075in" fo:padding-bottom="0in" fo:padding-right="0.075in"/>
    </style:style>
    <style:style style:name="P41" style:parent-style-name="Standard" style:family="paragraph">
      <style:text-properties style:font-name="Garamond" fo:font-weight="bold" style:font-weight-asian="bold" style:font-weight-complex="bold" fo:font-size="10pt" style:font-size-asian="10pt" style:font-size-complex="10pt"/>
    </style:style>
    <style:style style:name="TableCell42" style:family="table-cell">
      <style:table-cell-properties fo:border-top="0.0138in solid #000000" fo:border-left="0.0138in solid #000000" fo:border-bottom="0.0138in solid #000000" fo:border-right="none" fo:padding-top="0in" fo:padding-left="0.075in" fo:padding-bottom="0in" fo:padding-right="0.075in"/>
    </style:style>
    <style:style style:name="P43" style:parent-style-name="Standard" style:family="paragraph">
      <style:text-properties style:font-name="Garamond" fo:font-size="10pt" style:font-size-asian="10pt" style:font-size-complex="10pt"/>
    </style:style>
    <style:style style:name="TableCell44" style:family="table-cell">
      <style:table-cell-properties fo:border-top="0.0138in solid #000000" fo:border-left="0.0138in solid #000000" fo:border-bottom="0.0138in solid #000000" fo:border-right="none" fo:padding-top="0in" fo:padding-left="0.075in" fo:padding-bottom="0in" fo:padding-right="0.075in"/>
    </style:style>
    <style:style style:name="P45" style:parent-style-name="Standard" style:family="paragraph">
      <style:text-properties style:font-name="Garamond" fo:font-weight="bold" style:font-weight-asian="bold" style:font-weight-complex="bold" fo:font-size="10pt" style:font-size-asian="10pt" style:font-size-complex="10pt"/>
    </style:style>
    <style:style style:name="TableCell46" style:family="table-cell">
      <style:table-cell-properties fo:border="0.0138in solid #000000" fo:padding-top="0in" fo:padding-left="0.075in" fo:padding-bottom="0in" fo:padding-right="0.075in"/>
    </style:style>
    <style:style style:name="P47" style:parent-style-name="Standard" style:family="paragraph">
      <style:text-properties style:font-name="Garamond" fo:font-size="10pt" style:font-size-asian="10pt" style:font-size-complex="10pt"/>
    </style:style>
    <style:style style:name="TableRow48" style:family="table-row">
      <style:table-row-properties style:min-row-height="0.1527in" style:use-optimal-row-height="false" fo:keep-together="always"/>
    </style:style>
    <style:style style:name="TableCell49" style:family="table-cell">
      <style:table-cell-properties fo:border-top="none" fo:border-left="0.0138in solid #000000" fo:border-bottom="0.0138in solid #000000" fo:border-right="none" fo:padding-top="0in" fo:padding-left="0.075in" fo:padding-bottom="0in" fo:padding-right="0.075in"/>
    </style:style>
    <style:style style:name="P50" style:parent-style-name="Standard" style:family="paragraph">
      <style:text-properties style:font-name="Garamond" fo:font-weight="bold" style:font-weight-asian="bold" style:font-weight-complex="bold" fo:font-size="10pt" style:font-size-asian="10pt" style:font-size-complex="10pt"/>
    </style:style>
    <style:style style:name="TableCell51" style:family="table-cell">
      <style:table-cell-properties fo:border-top="0.0138in solid #000000" fo:border-left="0.0138in solid #000000" fo:border-bottom="0.0138in solid #000000" fo:border-right="none" fo:padding-top="0in" fo:padding-left="0.075in" fo:padding-bottom="0in" fo:padding-right="0.075in"/>
    </style:style>
    <style:style style:name="P52" style:parent-style-name="Standard" style:family="paragraph">
      <style:text-properties style:font-name="Garamond" fo:font-size="10pt" style:font-size-asian="10pt" style:font-size-complex="10pt"/>
    </style:style>
    <style:style style:name="TableCell53" style:family="table-cell">
      <style:table-cell-properties fo:border="0.0138in solid #000000" fo:padding-top="0in" fo:padding-left="0.075in" fo:padding-bottom="0in" fo:padding-right="0.075in"/>
    </style:style>
    <style:style style:name="P54" style:parent-style-name="Standard" style:family="paragraph">
      <style:text-properties style:font-name="Garamond" fo:font-size="10pt" style:font-size-asian="10pt" style:font-size-complex="10pt"/>
    </style:style>
    <style:style style:name="TableRow55" style:family="table-row">
      <style:table-row-properties style:min-row-height="0.2027in" style:use-optimal-row-height="false" fo:keep-together="always"/>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1111in" style:use-optimal-row-height="false" fo:keep-together="always"/>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Row61" style:family="table-row">
      <style:table-row-properties style:min-row-height="0.1111in" style:use-optimal-row-height="false" fo:keep-together="always"/>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text-properties style:font-name="Garamond" fo:font-size="10pt" style:font-size-asian="10pt" style:font-size-complex="10pt"/>
    </style:style>
    <style:style style:name="TableRow64" style:family="table-row">
      <style:table-row-properties style:min-row-height="0.1111in" style:use-optimal-row-height="false" fo:keep-together="always"/>
    </style:style>
    <style:style style:name="TableCell65" style:family="table-cell">
      <style:table-cell-properties fo:border="0.0138in solid #000000" fo:padding-top="0in" fo:padding-left="0.075in" fo:padding-bottom="0in" fo:padding-right="0.075in"/>
    </style:style>
    <style:style style:name="P66" style:parent-style-name="Standard" style:family="paragraph">
      <style:text-properties style:font-name="Garamond" fo:font-size="10pt" style:font-size-asian="10pt" style:font-size-complex="10pt"/>
    </style:style>
    <style:style style:name="TableRow67" style:family="table-row">
      <style:table-row-properties style:min-row-height="0.1111in" style:use-optimal-row-height="false" fo:keep-together="always"/>
    </style:style>
    <style:style style:name="TableCell68" style:family="table-cell">
      <style:table-cell-properties fo:border="0.0138in solid #000000"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Row70" style:family="table-row">
      <style:table-row-properties style:min-row-height="0.1111in" style:use-optimal-row-height="false" fo:keep-together="always"/>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text-properties style:font-name="Garamond" fo:font-size="10pt" style:font-size-asian="10pt" style:font-size-complex="10pt"/>
    </style:style>
    <style:style style:name="TableRow73" style:family="table-row">
      <style:table-row-properties style:min-row-height="0.1111in" style:use-optimal-row-height="false" fo:keep-together="always"/>
    </style:style>
    <style:style style:name="TableCell74" style:family="table-cell">
      <style:table-cell-properties fo:border="0.0138in solid #000000" fo:padding-top="0in" fo:padding-left="0.075in" fo:padding-bottom="0in" fo:padding-right="0.075in"/>
    </style:style>
    <style:style style:name="P75" style:parent-style-name="Standard" style:family="paragraph">
      <style:text-properties style:font-name="Garamond" fo:font-size="10pt" style:font-size-asian="10pt" style:font-size-complex="10pt"/>
    </style:style>
    <style:style style:name="TableRow76" style:family="table-row">
      <style:table-row-properties style:min-row-height="0.1111in" style:use-optimal-row-height="false" fo:keep-together="always"/>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1111in" style:use-optimal-row-height="false" fo:keep-together="always"/>
    </style:style>
    <style:style style:name="TableCell80" style:family="table-cell">
      <style:table-cell-properties fo:border="0.0138in solid #000000" fo:padding-top="0in" fo:padding-left="0.075in" fo:padding-bottom="0in" fo:padding-right="0.075in"/>
    </style:style>
    <style:style style:name="P81" style:parent-style-name="Standard" style:family="paragraph">
      <style:text-properties style:font-name="Garamond" fo:font-size="10pt" style:font-size-asian="10pt" style:font-size-complex="10pt"/>
    </style:style>
    <style:style style:name="TableRow82" style:family="table-row">
      <style:table-row-properties style:min-row-height="0.2604in" style:use-optimal-row-height="false"/>
    </style:style>
    <style:style style:name="TableCell83" style:family="table-cell">
      <style:table-cell-properties fo:border-top="none" fo:border-left="0.0138in solid #000000" fo:border-bottom="0.0138in solid #000000" fo:border-right="none" fo:padding-top="0in" fo:padding-left="0.075in" fo:padding-bottom="0in" fo:padding-right="0.075in"/>
    </style:style>
    <style:style style:name="P84" style:parent-style-name="Standard" style:family="paragraph">
      <style:text-properties style:font-name="Garamond" fo:font-weight="bold" style:font-weight-asian="bold" style:font-weight-complex="bold" fo:font-size="10pt" style:font-size-asian="10pt" style:font-size-complex="10pt"/>
    </style:style>
    <style:style style:name="TableCell85" style:family="table-cell">
      <style:table-cell-properties fo:border="0.0138in solid #000000" fo:padding-top="0in" fo:padding-left="0.075in" fo:padding-bottom="0in" fo:padding-right="0.075in"/>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text-properties style:font-name="Garamond" fo:font-size="10pt" style:font-size-asian="10pt" style:font-size-complex="10pt"/>
    </style:style>
    <style:style style:name="P88" style:parent-style-name="Standard" style:family="paragraph">
      <style:paragraph-properties fo:text-align="justify"/>
      <style:text-properties style:font-name="Garamond" fo:font-size="10pt" style:font-size-asian="10pt" style:font-size-complex="10pt"/>
    </style:style>
    <style:style style:name="P89" style:parent-style-name="Standard" style:family="paragraph">
      <style:text-properties style:font-name="Garamond" fo:font-size="10pt" style:font-size-asian="10pt" style:font-size-complex="10pt"/>
    </style:style>
    <style:style style:name="P90" style:parent-style-name="Standard" style:family="paragraph">
      <style:paragraph-properties fo:text-align="justify"/>
    </style:style>
    <style:style style:name="T91" style:parent-style-name="DefaultParagraphFont" style:family="text">
      <style:text-properties style:font-name="Garamond" fo:font-size="10pt" style:font-size-asian="10pt" style:font-size-complex="10pt"/>
    </style:style>
    <style:style style:name="T92" style:parent-style-name="DefaultParagraphFont" style:family="text">
      <style:text-properties style:font-name="Garamond" fo:font-style="italic" style:font-style-asian="italic" style:font-style-complex="italic" fo:font-size="10pt" style:font-size-asian="10pt" style:font-size-complex="10pt"/>
    </style:style>
    <style:style style:name="T93" style:parent-style-name="DefaultParagraphFont" style:family="text">
      <style:text-properties style:font-name="Garamond" fo:font-style="italic" style:font-style-asian="italic" fo:font-size="10pt" style:font-size-asian="10pt" style:font-size-complex="10pt"/>
    </style:style>
    <style:style style:name="T94" style:parent-style-name="DefaultParagraphFont" style:family="text">
      <style:text-properties style:font-name="Garamond" fo:font-style="italic" style:font-style-asian="italic" style:font-style-complex="italic" fo:font-size="10pt" style:font-size-asian="10pt" style:font-size-complex="10pt"/>
    </style:style>
    <style:style style:name="T95" style:parent-style-name="DefaultParagraphFont" style:family="text">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P98" style:parent-style-name="Standard" style:family="paragraph">
      <style:paragraph-properties fo:text-align="justify"/>
      <style:text-properties style:font-name="Garamond" fo:font-size="10pt" style:font-size-asian="10pt" style:font-size-complex="10pt"/>
    </style:style>
    <style:style style:name="P99" style:parent-style-name="Standard" style:family="paragraph">
      <style:paragraph-properties fo:text-align="justify"/>
      <style:text-properties style:font-name="Garamond" fo:font-size="10pt" style:font-size-asian="10pt" style:font-size-complex="10pt"/>
    </style:style>
    <style:style style:name="P100" style:parent-style-name="Standard" style:family="paragraph">
      <style:paragraph-properties fo:text-align="justify"/>
      <style:text-properties style:font-name="Garamond" fo:font-size="10pt" style:font-size-asian="10pt" style:font-size-complex="10pt"/>
    </style:style>
    <style:style style:name="TableColumn102" style:family="table-column">
      <style:table-column-properties style:column-width="2.8736in" style:use-optimal-column-width="false"/>
    </style:style>
    <style:style style:name="TableColumn103" style:family="table-column">
      <style:table-column-properties style:column-width="0.575in" style:use-optimal-column-width="false"/>
    </style:style>
    <style:style style:name="TableColumn104" style:family="table-column">
      <style:table-column-properties style:column-width="0.575in" style:use-optimal-column-width="false"/>
    </style:style>
    <style:style style:name="TableColumn105" style:family="table-column">
      <style:table-column-properties style:column-width="2.5513in" style:use-optimal-column-width="false"/>
    </style:style>
    <style:style style:name="Table101" style:family="table">
      <style:table-properties style:width="6.575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0"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11" style:family="table-cell">
      <style:table-cell-properties fo:border="0.0034in solid #000000" fo:padding-top="0.0381in" fo:padding-left="0.0381in" fo:padding-bottom="0.0381in" fo:padding-right="0.0381in"/>
    </style:style>
    <style:style style:name="P11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center"/>
      <style:text-properties style:font-name="Garamond" fo:font-size="10pt" style:font-size-asian="10pt" style:font-size-complex="10pt"/>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paragraph-properties fo:text-align="center"/>
      <style:text-properties style:font-name="Garamond"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P124" style:parent-style-name="TableContents" style:family="paragraph">
      <style:paragraph-properties fo:text-align="justify"/>
      <style:text-properties style:font-name="Garamond" fo:font-size="10pt" style:font-size-asian="10pt" style:font-size-complex="10pt"/>
    </style:style>
    <style:style style:name="TableCell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 style:parent-style-name="TableContents" style:family="paragraph">
      <style:paragraph-properties fo:text-align="justify"/>
      <style:text-properties style:font-name="Garamond" fo:font-size="10pt" style:font-size-asian="10pt" style:font-size-complex="10pt"/>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P133" style:parent-style-name="TableContents" style:family="paragraph">
      <style:paragraph-properties fo:text-align="justify"/>
      <style:text-properties style:font-name="Garamond" fo:font-size="10pt" style:font-size-asian="10pt" style:font-size-complex="10pt"/>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 style:parent-style-name="TableContents" style:family="paragraph">
      <style:paragraph-properties fo:text-align="justify"/>
      <style:text-properties style:font-name="Garamond"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paragraph-properties fo:text-align="justify"/>
      <style:text-properties style:font-name="Garamond" fo:font-size="10pt" style:font-size-asian="10pt" style:font-size-complex="10pt"/>
    </style:style>
    <style:style style:name="P139" style:parent-style-name="TableContents" style:family="paragraph">
      <style:paragraph-properties fo:text-align="justify"/>
      <style:text-properties style:font-name="Garamond" fo:font-size="10pt" style:font-size-asian="10pt" style:font-size-complex="10pt"/>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P141" style:parent-style-name="TableContents" style:family="paragraph">
      <style:paragraph-properties fo:text-align="justify"/>
      <style:text-properties style:font-name="Garamond" fo:font-size="10pt" style:font-size-asian="10pt" style:font-size-complex="10pt"/>
    </style:style>
    <style:style style:name="TableCell142" style:family="table-cell">
      <style:table-cell-properties fo:border-top="none" fo:border-left="0.0034in solid #000000" fo:border-bottom="0.0034in solid #000000" fo:border-right="none" fo:padding-top="0.0381in" fo:padding-left="0.0381in" fo:padding-bottom="0.0381in" fo:padding-right="0.0381in"/>
    </style:style>
    <style:style style:name="P143" style:parent-style-name="TableContents" style:family="paragraph">
      <style:paragraph-properties fo:text-align="justify"/>
      <style:text-properties style:font-name="Garamond" fo:font-size="10pt" style:font-size-asian="10pt" style:font-size-complex="10pt"/>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ableContents" style:family="paragraph">
      <style:paragraph-properties fo:text-align="justify"/>
      <style:text-properties style:font-name="Garamond" fo:font-size="10pt" style:font-size-asian="10pt" style:font-size-complex="10pt"/>
    </style:style>
    <style:style style:name="P146" style:parent-style-name="Standard" style:family="paragraph">
      <style:paragraph-properties fo:text-align="justify"/>
      <style:text-properties style:font-name="Garamond" fo:font-size="10pt" style:font-size-asian="10pt" style:font-size-complex="10pt"/>
    </style:style>
    <style:style style:name="P147" style:parent-style-name="Standard" style:family="paragraph">
      <style:paragraph-properties fo:text-align="justify"/>
      <style:text-properties style:font-name="Garamond" fo:font-size="10pt" style:font-size-asian="10pt" style:font-size-complex="10pt"/>
    </style:style>
    <style:style style:name="P148" style:parent-style-name="Standard" style:family="paragraph">
      <style:paragraph-properties fo:text-align="justify"/>
      <style:text-properties style:font-name="Garamond" fo:font-size="10pt" style:font-size-asian="10pt" style:font-size-complex="10pt"/>
    </style:style>
    <style:style style:name="TableColumn150" style:family="table-column">
      <style:table-column-properties style:column-width="2.8736in" style:use-optimal-column-width="false"/>
    </style:style>
    <style:style style:name="TableColumn151" style:family="table-column">
      <style:table-column-properties style:column-width="0.575in" style:use-optimal-column-width="false"/>
    </style:style>
    <style:style style:name="TableColumn152" style:family="table-column">
      <style:table-column-properties style:column-width="0.575in" style:use-optimal-column-width="false"/>
    </style:style>
    <style:style style:name="TableColumn153" style:family="table-column">
      <style:table-column-properties style:column-width="2.5513in" style:use-optimal-column-width="false"/>
    </style:style>
    <style:style style:name="Table149" style:family="table">
      <style:table-properties style:width="6.575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9" style:family="table-cell">
      <style:table-cell-properties fo:border="0.0034in solid #000000" fo:padding-top="0.0381in" fo:padding-left="0.0381in" fo:padding-bottom="0.0381in" fo:padding-right="0.0381in"/>
    </style:style>
    <style:style style:name="P1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center"/>
      <style:text-properties style:font-name="Garamond" fo:font-size="10pt" style:font-size-asian="10pt" style:font-size-complex="10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center"/>
      <style:text-properties style:font-name="Garamond"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TableContents" style:family="paragraph">
      <style:paragraph-properties fo:text-align="justify"/>
      <style:text-properties style:font-name="Garamond" fo:font-size="10pt" style:font-size-asian="10pt" style:font-size-complex="10pt"/>
    </style:style>
    <style:style style:name="TableCell171" style:family="table-cell">
      <style:table-cell-properties fo:border-top="none" fo:border-left="0.0034in solid #000000" fo:border-bottom="0.0034in solid #000000" fo:border-right="none" fo:padding-top="0.0381in" fo:padding-left="0.0381in" fo:padding-bottom="0.0381in" fo:padding-right="0.0381in"/>
    </style:style>
    <style:style style:name="P172" style:parent-style-name="TableContents" style:family="paragraph">
      <style:paragraph-properties fo:text-align="justify"/>
      <style:text-properties style:font-name="Garamond" fo:font-size="10pt" style:font-size-asian="10pt" style:font-size-complex="10pt"/>
    </style:style>
    <style:style style:name="TableCell1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 style:parent-style-name="TableContents" style:family="paragraph">
      <style:paragraph-properties fo:text-align="justify"/>
      <style:text-properties style:font-name="Garamond" fo:font-size="10pt" style:font-size-asian="10pt" style:font-size-complex="10pt"/>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justify"/>
      <style:text-properties style:font-name="Garamond" fo:font-size="10pt" style:font-size-asian="10pt" style:font-size-complex="10pt"/>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TableContents" style:family="paragraph">
      <style:paragraph-properties fo:text-align="justify"/>
      <style:text-properties style:font-name="Garamond" fo:font-size="10pt" style:font-size-asian="10pt" style:font-size-complex="10pt"/>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TableContents" style:family="paragraph">
      <style:paragraph-properties fo:text-align="justify"/>
      <style:text-properties style:font-name="Garamond" fo:font-size="10pt" style:font-size-asian="10pt" style:font-size-complex="10pt"/>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3" style:parent-style-name="TableContents" style:family="paragraph">
      <style:paragraph-properties fo:text-align="justify"/>
      <style:text-properties style:font-name="Garamond" fo:font-size="10pt" style:font-size-asian="10pt" style:font-size-complex="10pt"/>
    </style:style>
    <style:style style:name="P184" style:parent-style-name="Standard" style:family="paragraph">
      <style:paragraph-properties fo:text-align="justify"/>
      <style:text-properties style:font-name="Garamond" fo:font-size="10pt" style:font-size-asian="10pt" style:font-size-complex="10pt"/>
    </style:style>
    <style:style style:name="P185" style:parent-style-name="Standard"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P187" style:parent-style-name="Standard" style:family="paragraph">
      <style:paragraph-properties fo:text-align="justify"/>
      <style:text-properties style:font-name="Garamond" fo:font-size="10pt" style:font-size-asian="10pt" style:font-size-complex="10pt"/>
    </style:style>
    <style:style style:name="P188" style:parent-style-name="Standard" style:family="paragraph">
      <style:paragraph-properties fo:text-align="justify"/>
      <style:text-properties style:font-name="Garamond" fo:font-size="10pt" style:font-size-asian="10pt" style:font-size-complex="10pt"/>
    </style:style>
    <style:style style:name="P189" style:parent-style-name="Standard" style:family="paragraph">
      <style:paragraph-properties fo:text-align="justify"/>
      <style:text-properties style:font-name="Garamond" fo:font-size="10pt" style:font-size-asian="10pt" style:font-size-complex="10pt"/>
    </style:style>
    <style:style style:name="TableColumn191" style:family="table-column">
      <style:table-column-properties style:column-width="2.8736in" style:use-optimal-column-width="false"/>
    </style:style>
    <style:style style:name="TableColumn192" style:family="table-column">
      <style:table-column-properties style:column-width="0.575in" style:use-optimal-column-width="false"/>
    </style:style>
    <style:style style:name="TableColumn193" style:family="table-column">
      <style:table-column-properties style:column-width="0.575in" style:use-optimal-column-width="false"/>
    </style:style>
    <style:style style:name="TableColumn194" style:family="table-column">
      <style:table-column-properties style:column-width="2.5513in" style:use-optimal-column-width="false"/>
    </style:style>
    <style:style style:name="Table190" style:family="table">
      <style:table-properties style:width="6.575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00" style:family="table-cell">
      <style:table-cell-properties fo:border="0.0034in solid #000000" fo:padding-top="0.0381in" fo:padding-left="0.0381in" fo:padding-bottom="0.0381in" fo:padding-right="0.0381in"/>
    </style:style>
    <style:style style:name="P201"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text-align="center"/>
      <style:text-properties style:font-name="Garamond" fo:font-size="10pt" style:font-size-asian="10pt" style:font-size-complex="10pt"/>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center"/>
      <style:text-properties style:font-name="Garamond" fo:font-size="10pt" style:font-size-asian="10pt" style:font-size-complex="10pt"/>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5" style:parent-style-name="TableContents" style:family="paragraph">
      <style:paragraph-properties fo:text-align="justify"/>
      <style:text-properties style:font-name="Garamond" fo:font-size="10pt" style:font-size-asian="10pt" style:font-size-complex="10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Cell2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4" style:parent-style-name="TableContents" style:family="paragraph">
      <style:paragraph-properties fo:text-align="justify"/>
      <style:text-properties style:font-name="Garamond" fo:font-size="10pt" style:font-size-asian="10pt" style:font-size-complex="10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none"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Cell2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3" style:parent-style-name="TableContents" style:family="paragraph">
      <style:paragraph-properties fo:text-align="justify"/>
      <style:text-properties style:font-name="Garamond" fo:font-size="10pt" style:font-size-asian="10pt" style:font-size-complex="10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none"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Cell2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2" style:parent-style-name="TableContents" style:family="paragraph">
      <style:paragraph-properties fo:text-align="justify"/>
      <style:text-properties style:font-name="Garamond" fo:font-size="10pt" style:font-size-asian="10pt" style:font-size-complex="10pt"/>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P246" style:parent-style-name="TableContents" style:family="paragraph">
      <style:paragraph-properties fo:text-align="justify"/>
      <style:text-properties style:font-name="Garamond" fo:font-size="10pt" style:font-size-asian="10pt" style:font-size-complex="10pt"/>
    </style:style>
    <style:style style:name="P247" style:parent-style-name="TableContents" style:family="paragraph">
      <style:paragraph-properties fo:text-align="justify"/>
      <style:text-properties style:font-name="Garamond" fo:font-size="10pt" style:font-size-asian="10pt" style:font-size-complex="10pt"/>
    </style:style>
    <style:style style:name="P248" style:parent-style-name="TableContents" style:family="paragraph">
      <style:paragraph-properties fo:text-align="justify"/>
      <style:text-properties style:font-name="Garamond" fo:font-size="10pt" style:font-size-asian="10pt" style:font-size-complex="10pt"/>
    </style:style>
    <style:style style:name="P249" style:parent-style-name="TableContents" style:family="paragraph">
      <style:paragraph-properties fo:text-align="justify"/>
      <style:text-properties style:font-name="Garamond" fo:font-size="10pt" style:font-size-asian="10pt" style:font-size-complex="10pt"/>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TableContents" style:family="paragraph">
      <style:paragraph-properties fo:text-align="justify"/>
      <style:text-properties style:font-name="Garamond" fo:font-size="10pt" style:font-size-asian="10pt" style:font-size-complex="10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TableContents" style:family="paragraph">
      <style:paragraph-properties fo:text-align="justify"/>
      <style:text-properties style:font-name="Garamond" fo:font-size="10pt" style:font-size-asian="10pt" style:font-size-complex="10pt"/>
    </style:style>
    <style:style style:name="TableCell2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5" style:parent-style-name="TableContents" style:family="paragraph">
      <style:paragraph-properties fo:text-align="justify"/>
      <style:text-properties style:font-name="Garamond" fo:font-size="10pt" style:font-size-asian="10pt" style:font-size-complex="10pt"/>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4" style:parent-style-name="TableContents" style:family="paragraph">
      <style:paragraph-properties fo:text-align="justify"/>
      <style:text-properties style:font-name="Garamond" fo:font-size="10pt" style:font-size-asian="10pt" style:font-size-complex="10pt"/>
    </style:style>
    <style:style style:name="P265" style:parent-style-name="Heading1" style:family="paragraph">
      <style:text-properties style:font-name="Garamond" fo:font-size="10pt" style:font-size-asian="10pt" style:font-size-complex="10pt"/>
    </style:style>
    <style:style style:name="P266" style:parent-style-name="Standard" style:family="paragraph">
      <style:text-properties style:font-name="Garamond" fo:font-size="12pt" style:font-size-asian="12pt" style:font-size-complex="12pt"/>
    </style:style>
    <style:style style:name="P267" style:parent-style-name="Standard" style:family="paragraph">
      <style:text-properties style:font-name="Garamond" fo:font-size="12pt" style:font-size-asian="12pt" style:font-size-complex="12pt"/>
    </style:style>
    <style:style style:name="T268" style:parent-style-name="DefaultParagraphFont" style:family="text">
      <style:text-properties style:font-name="Garamond" fo:font-size="12pt" style:font-size-asian="12pt" style:font-size-complex="12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P20">Reviewer's Name: <text:s/></text:p>
          </table:table-cell>
          <table:covered-table-cell/>
          <table:table-cell table:style-name="TableCell21" table:number-columns-spanned="3">
            <text:p text:style-name="P22">Arthur Yiu</text:p>
          </table:table-cell>
          <table:covered-table-cell/>
          <table:covered-table-cell/>
          <table:table-cell table:style-name="TableCell23" table:number-columns-spanned="2">
            <text:p text:style-name="P24">Peer Review Date:</text:p>
          </table:table-cell>
          <table:covered-table-cell/>
          <table:table-cell table:style-name="TableCell25">
            <text:p text:style-name="P26">Feb. 17, 2017</text:p>
          </table:table-cell>
        </table:table-row>
        <table:table-row table:style-name="TableRow27">
          <table:table-cell table:style-name="TableCell28" table:number-rows-spanned="2">
            <text:p text:style-name="P29">Project Name:</text:p>
          </table:table-cell>
          <table:table-cell table:style-name="TableCell30" table:number-columns-spanned="4" table:number-rows-spanned="2">
            <text:p text:style-name="P31">BillDing</text:p>
          </table:table-cell>
          <table:covered-table-cell/>
          <table:covered-table-cell/>
          <table:covered-table-cell/>
          <table:table-cell table:style-name="TableCell32" table:number-columns-spanned="2">
            <text:p text:style-name="P33">Project ID: <text:s/></text:p>
          </table:table-cell>
          <table:covered-table-cell/>
          <table:table-cell table:style-name="TableCell34" table:number-rows-spanned="2">
            <text:p text:style-name="P35"/>
          </table:table-cell>
        </table:table-row>
        <table:table-row table:style-name="TableRow36">
          <table:covered-table-cell>
            <text:p text:style-name="Normal"/>
          </table:covered-table-cell>
          <table:covered-table-cell>
            <text:p text:style-name="Normal"/>
          </table:covered-table-cell>
          <table:covered-table-cell/>
          <table:covered-table-cell/>
          <table:covered-table-cell/>
          <table:table-cell table:style-name="TableCell37" table:number-columns-spanned="2">
            <text:p text:style-name="P38">(if applicable)</text:p>
          </table:table-cell>
          <table:covered-table-cell/>
          <table:covered-table-cell>
            <text:p text:style-name="Normal"/>
          </table:covered-table-cell>
        </table:table-row>
        <table:table-row table:style-name="TableRow39">
          <table:table-cell table:style-name="TableCell40">
            <text:p text:style-name="P41">Developer’s Group Name:</text:p>
          </table:table-cell>
          <table:table-cell table:style-name="TableCell42" table:number-columns-spanned="3">
            <text:p text:style-name="P43">SYD</text:p>
          </table:table-cell>
          <table:covered-table-cell/>
          <table:covered-table-cell/>
          <table:table-cell table:style-name="TableCell44" table:number-columns-spanned="2">
            <text:p text:style-name="P45">Sprint Number</text:p>
          </table:table-cell>
          <table:covered-table-cell/>
          <table:table-cell table:style-name="TableCell46" table:number-columns-spanned="2">
            <text:p text:style-name="P47">2</text:p>
          </table:table-cell>
          <table:covered-table-cell/>
        </table:table-row>
        <table:table-row table:style-name="TableRow48">
          <table:table-cell table:style-name="TableCell49" table:number-rows-spanned="10">
            <text:p text:style-name="P50">Review Files &amp; Source code</text:p>
          </table:table-cell>
          <table:table-cell table:style-name="TableCell51" table:number-columns-spanned="2" table:number-rows-spanned="10">
            <text:p text:style-name="P52">https://github.com/primorskey/CS-191-Project</text:p>
          </table:table-cell>
          <table:covered-table-cell/>
          <table:table-cell table:style-name="TableCell53" table:number-columns-spanned="5">
            <text:p text:style-name="P54">AndroidManifest.xml</text:p>
          </table:table-cell>
          <table:covered-table-cell/>
          <table:covered-table-cell/>
          <table:covered-table-cell/>
          <table:covered-table-cell/>
        </table:table-row>
        <table:table-row table:style-name="TableRow55">
          <table:covered-table-cell>
            <text:p text:style-name="Normal"/>
          </table:covered-table-cell>
          <table:covered-table-cell>
            <text:p text:style-name="Normal"/>
          </table:covered-table-cell>
          <table:covered-table-cell/>
          <table:table-cell table:style-name="TableCell56" table:number-columns-spanned="5">
            <text:p text:style-name="P57">MainActivity.java</text:p>
          </table:table-cell>
          <table:covered-table-cell/>
          <table:covered-table-cell/>
          <table:covered-table-cell/>
          <table:covered-table-cell/>
        </table:table-row>
        <table:table-row table:style-name="TableRow58">
          <table:covered-table-cell>
            <text:p text:style-name="Normal"/>
          </table:covered-table-cell>
          <table:covered-table-cell>
            <text:p text:style-name="Normal"/>
          </table:covered-table-cell>
          <table:covered-table-cell/>
          <table:table-cell table:style-name="TableCell59" table:number-columns-spanned="5">
            <text:p text:style-name="P60">Reminder.java</text:p>
          </table:table-cell>
          <table:covered-table-cell/>
          <table:covered-table-cell/>
          <table:covered-table-cell/>
          <table:covered-table-cell/>
        </table:table-row>
        <table:table-row table:style-name="TableRow61">
          <table:covered-table-cell>
            <text:p text:style-name="Normal"/>
          </table:covered-table-cell>
          <table:covered-table-cell>
            <text:p text:style-name="Normal"/>
          </table:covered-table-cell>
          <table:covered-table-cell/>
          <table:table-cell table:style-name="TableCell62" table:number-columns-spanned="5">
            <text:p text:style-name="P63">ReminderListAdapter.java</text:p>
          </table:table-cell>
          <table:covered-table-cell/>
          <table:covered-table-cell/>
          <table:covered-table-cell/>
          <table:covered-table-cell/>
        </table:table-row>
        <table:table-row table:style-name="TableRow64">
          <table:covered-table-cell>
            <text:p text:style-name="Normal"/>
          </table:covered-table-cell>
          <table:covered-table-cell>
            <text:p text:style-name="Normal"/>
          </table:covered-table-cell>
          <table:covered-table-cell/>
          <table:table-cell table:style-name="TableCell65" table:number-columns-spanned="5">
            <text:p text:style-name="P66">Add_Reminder.java</text:p>
          </table:table-cell>
          <table:covered-table-cell/>
          <table:covered-table-cell/>
          <table:covered-table-cell/>
          <table:covered-table-cell/>
        </table:table-row>
        <table:table-row table:style-name="TableRow67">
          <table:covered-table-cell>
            <text:p text:style-name="Normal"/>
          </table:covered-table-cell>
          <table:covered-table-cell>
            <text:p text:style-name="Normal"/>
          </table:covered-table-cell>
          <table:covered-table-cell/>
          <table:table-cell table:style-name="TableCell68" table:number-columns-spanned="5">
            <text:p text:style-name="P69">ReminderService.java</text:p>
          </table:table-cell>
          <table:covered-table-cell/>
          <table:covered-table-cell/>
          <table:covered-table-cell/>
          <table:covered-table-cell/>
        </table:table-row>
        <table:table-row table:style-name="TableRow70">
          <table:covered-table-cell>
            <text:p text:style-name="Normal"/>
          </table:covered-table-cell>
          <table:covered-table-cell>
            <text:p text:style-name="Normal"/>
          </table:covered-table-cell>
          <table:covered-table-cell/>
          <table:table-cell table:style-name="TableCell71" table:number-columns-spanned="5">
            <text:p text:style-name="P72">activity_main.xml</text:p>
          </table:table-cell>
          <table:covered-table-cell/>
          <table:covered-table-cell/>
          <table:covered-table-cell/>
          <table:covered-table-cell/>
        </table:table-row>
        <table:table-row table:style-name="TableRow73">
          <table:covered-table-cell>
            <text:p text:style-name="Normal"/>
          </table:covered-table-cell>
          <table:covered-table-cell>
            <text:p text:style-name="Normal"/>
          </table:covered-table-cell>
          <table:covered-table-cell/>
          <table:table-cell table:style-name="TableCell74" table:number-columns-spanned="5">
            <text:p text:style-name="P75">content_main.xml</text:p>
          </table:table-cell>
          <table:covered-table-cell/>
          <table:covered-table-cell/>
          <table:covered-table-cell/>
          <table:covered-table-cell/>
        </table:table-row>
        <table:table-row table:style-name="TableRow76">
          <table:covered-table-cell>
            <text:p text:style-name="Normal"/>
          </table:covered-table-cell>
          <table:covered-table-cell>
            <text:p text:style-name="Normal"/>
          </table:covered-table-cell>
          <table:covered-table-cell/>
          <table:table-cell table:style-name="TableCell77" table:number-columns-spanned="5">
            <text:p text:style-name="P78">activity_add_reminder.xml</text:p>
          </table:table-cell>
          <table:covered-table-cell/>
          <table:covered-table-cell/>
          <table:covered-table-cell/>
          <table:covered-table-cell/>
        </table:table-row>
        <table:table-row table:style-name="TableRow79">
          <table:covered-table-cell>
            <text:p text:style-name="Normal"/>
          </table:covered-table-cell>
          <table:covered-table-cell>
            <text:p text:style-name="Normal"/>
          </table:covered-table-cell>
          <table:covered-table-cell/>
          <table:table-cell table:style-name="TableCell80" table:number-columns-spanned="5">
            <text:p text:style-name="P81">reminder_list.xml</text:p>
          </table:table-cell>
          <table:covered-table-cell/>
          <table:covered-table-cell/>
          <table:covered-table-cell/>
          <table:covered-table-cell/>
        </table:table-row>
        <table:table-row table:style-name="TableRow82">
          <table:table-cell table:style-name="TableCell83">
            <text:p text:style-name="P84">Code Approved</text:p>
          </table:table-cell>
          <table:table-cell table:style-name="TableCell85" table:number-columns-spanned="7">
            <text:p text:style-name="P86">Yes</text:p>
          </table:table-cell>
          <table:covered-table-cell/>
          <table:covered-table-cell/>
          <table:covered-table-cell/>
          <table:covered-table-cell/>
          <table:covered-table-cell/>
          <table:covered-table-cell/>
        </table:table-row>
      </table:table>
      <text:p text:style-name="P87"/>
      <text:p text:style-name="P88">This checklist is to be used to assess source code during a peer review. <text:s/>Items which represent the<text:s/>code being reviewed should be checked off.</text:p>
      <text:p text:style-name="P89"/>
      <text:p text:style-name="P90"><text:span text:style-name="T91">Refer to the<text:s/></text:span><text:span text:style-name="T92">Android and Java</text:span><text:span text:style-name="T93"><text:s/>General Programming Standards and Guidelines<text:s/></text:span><text:span text:style-name="T94">(https://source.android.com/source/code-style.html)<text:s/></text:span><text:span text:style-name="T95">document for more complete descriptions and examples of the items listed below.</text:span></text:p>
      <text:p text:style-name="P96"/>
      <text:p text:style-name="P97">Place a check mark if the code complies with the criteria. <text:s/>If not, place comments at the remarks column.</text:p>
      <text:p text:style-name="P98"/>
      <text:p text:style-name="P99">1. <text:s/>License</text:p>
      <text:p text:style-name="P100"/>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able:number-rows-spanned="2">
            <text:p text:style-name="P108">Criteria</text:p>
          </table:table-cell>
          <table:table-cell table:style-name="TableCell109" table:number-columns-spanned="2">
            <text:p text:style-name="P110">Comply</text:p>
          </table:table-cell>
          <table:covered-table-cell/>
          <table:table-cell table:style-name="TableCell111" table:number-rows-spanned="2">
            <text:p text:style-name="P112">Remarks</text:p>
          </table:table-cell>
        </table:table-row>
        <table:table-row table:style-name="TableRow113">
          <table:covered-table-cell>
            <text:p text:style-name="Normal"/>
          </table:covered-table-cell>
          <table:table-cell table:style-name="TableCell114">
            <text:p text:style-name="P115">Yes</text:p>
          </table:table-cell>
          <table:table-cell table:style-name="TableCell116">
            <text:p text:style-name="P117">No</text:p>
          </table:table-cell>
          <table:covered-table-cell>
            <text:p text:style-name="Normal"/>
          </table:covered-table-cell>
        </table:table-row>
        <table:table-row table:style-name="TableRow118">
          <table:table-cell table:style-name="TableCell119">
            <text:p text:style-name="P120">License exists at the top of the code</text:p>
          </table:table-cell>
          <table:table-cell table:style-name="TableCell121">
            <text:p text:style-name="P122">X</text:p>
          </table:table-cell>
          <table:table-cell table:style-name="TableCell123">
            <text:p text:style-name="P124"/>
          </table:table-cell>
          <table:table-cell table:style-name="TableCell125">
            <text:p text:style-name="P126">Not all files</text:p>
          </table:table-cell>
        </table:table-row>
        <table:table-row table:style-name="TableRow127">
          <table:table-cell table:style-name="TableCell128">
            <text:p text:style-name="P129">License contains the name of the author</text:p>
          </table:table-cell>
          <table:table-cell table:style-name="TableCell130">
            <text:p text:style-name="P131">X</text:p>
          </table:table-cell>
          <table:table-cell table:style-name="TableCell132">
            <text:p text:style-name="P133"/>
          </table:table-cell>
          <table:table-cell table:style-name="TableCell134">
            <text:p text:style-name="P135">Not all files</text:p>
          </table:table-cell>
        </table:table-row>
        <table:table-row table:style-name="TableRow136">
          <table:table-cell table:style-name="TableCell137">
            <text:p text:style-name="P138">License contains<text:s/>the following:</text:p>
            <text:p text:style-name="P139">“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40">
            <text:p text:style-name="P141">X</text:p>
          </table:table-cell>
          <table:table-cell table:style-name="TableCell142">
            <text:p text:style-name="P143"/>
          </table:table-cell>
          <table:table-cell table:style-name="TableCell144">
            <text:p text:style-name="P145">Not all files</text:p>
          </table:table-cell>
        </table:table-row>
      </table:table>
      <text:p text:style-name="P146"/>
      <text:p text:style-name="P147"/>
      <text:p text:style-name="P148">2. <text:s/>Code History</text:p>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able:number-rows-spanned="2">
            <text:p text:style-name="P156">Criteria</text:p>
          </table:table-cell>
          <table:table-cell table:style-name="TableCell157" table:number-columns-spanned="2">
            <text:p text:style-name="P158">Comply</text:p>
          </table:table-cell>
          <table:covered-table-cell/>
          <table:table-cell table:style-name="TableCell159" table:number-rows-spanned="2">
            <text:p text:style-name="P160">Remarks</text:p>
          </table:table-cell>
        </table:table-row>
        <table:table-row table:style-name="TableRow161">
          <table:covered-table-cell>
            <text:p text:style-name="Normal"/>
          </table:covered-table-cell>
          <table:table-cell table:style-name="TableCell162">
            <text:p text:style-name="P163">Yes</text:p>
          </table:table-cell>
          <table:table-cell table:style-name="TableCell164">
            <text:p text:style-name="P165">No</text:p>
          </table:table-cell>
          <table:covered-table-cell>
            <text:p text:style-name="Normal"/>
          </table:covered-table-cell>
        </table:table-row>
        <table:table-row table:style-name="TableRow166">
          <table:table-cell table:style-name="TableCell167">
            <text:p text:style-name="P168">Code History appears after the license of the source code.</text:p>
          </table:table-cell>
          <table:table-cell table:style-name="TableCell169">
            <text:p text:style-name="P170">X</text:p>
          </table:table-cell>
          <table:table-cell table:style-name="TableCell171">
            <text:p text:style-name="P172"/>
          </table:table-cell>
          <table:table-cell table:style-name="TableCell173">
            <text:p text:style-name="P174">Not all files</text:p>
          </table:table-cell>
        </table:table-row>
        <table:table-row table:style-name="TableRow175">
          <table:table-cell table:style-name="TableCell176">
            <text:p text:style-name="P177">Code History has been updated accordingly based<text:s/><text:soft-page-break/>on name of programmer, change date and change description.</text:p>
          </table:table-cell>
          <table:table-cell table:style-name="TableCell178">
            <text:p text:style-name="P179">X</text:p>
          </table:table-cell>
          <table:table-cell table:style-name="TableCell180">
            <text:p text:style-name="P181"/>
          </table:table-cell>
          <table:table-cell table:style-name="TableCell182">
            <text:p text:style-name="P183">Not all files</text:p>
          </table:table-cell>
        </table:table-row>
      </table:table>
      <text:p text:style-name="P184"/>
      <text:p text:style-name="P185"/>
      <text:p text:style-name="P186"/>
      <text:p text:style-name="P187"/>
      <text:p text:style-name="P188"/>
      <text:p text:style-name="P189">3. <text:s/>Internal Documentation</text:p>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able:number-rows-spanned="2">
            <text:p text:style-name="P197">Criteria</text:p>
          </table:table-cell>
          <table:table-cell table:style-name="TableCell198" table:number-columns-spanned="2">
            <text:p text:style-name="P199">Comply</text:p>
          </table:table-cell>
          <table:covered-table-cell/>
          <table:table-cell table:style-name="TableCell200" table:number-rows-spanned="2">
            <text:p text:style-name="P201">Remarks</text:p>
          </table:table-cell>
        </table:table-row>
        <table:table-row table:style-name="TableRow202">
          <table:covered-table-cell>
            <text:p text:style-name="Normal"/>
          </table:covered-table-cell>
          <table:table-cell table:style-name="TableCell203">
            <text:p text:style-name="P204">Yes</text:p>
          </table:table-cell>
          <table:table-cell table:style-name="TableCell205">
            <text:p text:style-name="P206">No</text:p>
          </table:table-cell>
          <table:covered-table-cell>
            <text:p text:style-name="Normal"/>
          </table:covered-table-cell>
        </table:table-row>
        <table:table-row table:style-name="TableRow207">
          <table:table-cell table:style-name="TableCell208">
            <text:p text:style-name="P209">A comment block exists after the Code History containing the following information: file creation date, development group, client group and a brief statement of the purpose of the software in the<text:s/>file.</text:p>
          </table:table-cell>
          <table:table-cell table:style-name="TableCell210">
            <text:p text:style-name="P211">X</text:p>
          </table:table-cell>
          <table:table-cell table:style-name="TableCell212">
            <text:p text:style-name="P213"/>
          </table:table-cell>
          <table:table-cell table:style-name="TableCell214">
            <text:p text:style-name="P215">Not all files</text:p>
          </table:table-cell>
        </table:table-row>
        <table:table-row table:style-name="TableRow216">
          <table:table-cell table:style-name="TableCell217">
            <text:p text:style-name="P218">Each method in the file is preceded by a comment block which provides the following information: method name, routine's creation date, purpose of the routine, a list of the calling arguments (their types and what they do), a list of required<text:s/>files and/or database tables, and return value.</text:p>
          </table:table-cell>
          <table:table-cell table:style-name="TableCell219">
            <text:p text:style-name="P220">X</text:p>
          </table:table-cell>
          <table:table-cell table:style-name="TableCell221">
            <text:p text:style-name="P222"/>
          </table:table-cell>
          <table:table-cell table:style-name="TableCell223">
            <text:p text:style-name="P224">Not all methods in some files</text:p>
          </table:table-cell>
        </table:table-row>
        <table:table-row table:style-name="TableRow225">
          <table:table-cell table:style-name="TableCell226">
            <text:p text:style-name="P227">Indentions are 5 spaces.</text:p>
          </table:table-cell>
          <table:table-cell table:style-name="TableCell228">
            <text:p text:style-name="P229">X</text:p>
          </table:table-cell>
          <table:table-cell table:style-name="TableCell230">
            <text:p text:style-name="P231"/>
          </table:table-cell>
          <table:table-cell table:style-name="TableCell232">
            <text:p text:style-name="P233">Not all files</text:p>
          </table:table-cell>
        </table:table-row>
        <table:table-row table:style-name="TableRow234">
          <table:table-cell table:style-name="TableCell235">
            <text:p text:style-name="P236">Inline comments are found at the top of the statement using '/*' and '*/'.</text:p>
          </table:table-cell>
          <table:table-cell table:style-name="TableCell237">
            <text:p text:style-name="P238">X</text:p>
          </table:table-cell>
          <table:table-cell table:style-name="TableCell239">
            <text:p text:style-name="P240"/>
          </table:table-cell>
          <table:table-cell table:style-name="TableCell241">
            <text:p text:style-name="P242">Not all files</text:p>
          </table:table-cell>
        </table:table-row>
        <table:table-row table:style-name="TableRow243">
          <table:table-cell table:style-name="TableCell244">
            <text:p text:style-name="P245">Bracketing of block statements follows the following format:</text:p>
            <text:p text:style-name="P246"/>
            <text:p text:style-name="P247">if (){</text:p>
            <text:p text:style-name="P248"><text:s text:c="5"/>statements;</text:p>
            <text:p text:style-name="P249">}</text:p>
          </table:table-cell>
          <table:table-cell table:style-name="TableCell250">
            <text:p text:style-name="P251">X</text:p>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Exceptions are being handled appropriately.</text:p>
          </table:table-cell>
          <table:table-cell table:style-name="TableCell259">
            <text:p text:style-name="P260">X</text:p>
          </table:table-cell>
          <table:table-cell table:style-name="TableCell261">
            <text:p text:style-name="P262"/>
          </table:table-cell>
          <table:table-cell table:style-name="TableCell263">
            <text:p text:style-name="P264"/>
          </table:table-cell>
        </table:table-row>
      </table:table>
      <text:h text:style-name="P265" text:outline-level="1">Reviewer’s Comments:</text:h>
      <text:p text:style-name="P266">The code works as intended however it is not modularized (does not comply with good OOP standards).</text:p>
      <text:p text:style-name="P267"/>
      <text:p text:style-name="Standard"><text:span text:style-name="T268">Some files do not have complete com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WW8Num5" style:display-name="WW8Num5">
      <text:list-level-style-number text:level="1" style:num-format="1" text:start-value="10">
        <style:list-level-properties text:space-before="0.3229in" text:min-label-width="0.3645in"/>
      </text:list-level-style-number>
      <text:list-level-style-number text:level="2" style:num-suffix="." style:num-format="a" style:num-letter-sync="true">
        <style:list-level-properties text:space-before="0.8229in" text:min-label-width="0.25in"/>
      </text:list-level-style-number>
      <text:list-level-style-number text:level="3" style:num-suffix="." style:num-format="i">
        <style:list-level-properties fo:text-align="end" text:space-before="1.4479in" text:min-label-width="0.125in"/>
      </text:list-level-style-number>
      <text:list-level-style-number text:level="4" style:num-suffix="." style:num-format="1">
        <style:list-level-properties text:space-before="1.8229in" text:min-label-width="0.25in"/>
      </text:list-level-style-number>
      <text:list-level-style-number text:level="5" style:num-suffix="." style:num-format="a" style:num-letter-sync="true">
        <style:list-level-properties text:space-before="2.3229in" text:min-label-width="0.25in"/>
      </text:list-level-style-number>
      <text:list-level-style-number text:level="6" style:num-suffix="." style:num-format="i">
        <style:list-level-properties fo:text-align="end" text:space-before="2.9479in" text:min-label-width="0.125in"/>
      </text:list-level-style-number>
      <text:list-level-style-number text:level="7" style:num-suffix="." style:num-format="1">
        <style:list-level-properties text:space-before="3.3229in" text:min-label-width="0.25in"/>
      </text:list-level-style-number>
      <text:list-level-style-number text:level="8" style:num-suffix="." style:num-format="a" style:num-letter-sync="true">
        <style:list-level-properties text:space-before="3.8229in" text:min-label-width="0.25in"/>
      </text:list-level-style-number>
      <text:list-level-style-number text:level="9" style:num-suffix="." style:num-format="i">
        <style:list-level-properties fo:text-align="end" text:space-before="4.4479in" text:min-label-width="0.125in"/>
      </text:list-level-style-number>
    </text:list-style>
    <text:list-style style:name="WW8Num6" style:display-name="WW8Num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style:text-properties style:font-name="Symbol"/>
      </text:list-level-style-bullet>
      <text:list-level-style-number text:level="2" style:num-format="1" text:start-value="10">
        <style:list-level-properties text:space-before="0.75in" text:min-label-width="0.3645in"/>
      </text:list-level-style-number>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prim</dc:creator>
    <meta:creation-date>2017-03-22T04:22:00Z</meta:creation-date>
    <dc:date>2017-03-22T04:44:00Z</dc:date>
    <meta:print-date>2006-07-28T14:33:00Z</meta:print-date>
    <meta:template xlink:href="Normal" xlink:type="simple"/>
    <meta:editing-cycles>4</meta:editing-cycles>
    <meta:editing-duration>PT780S</meta:editing-duration>
    <meta:document-statistic meta:page-count="2" meta:paragraph-count="5" meta:word-count="419" meta:character-count="2805" meta:row-count="19" meta:non-whitespace-character-count="2391"/>
  </office:meta>
</office:document-meta>
</file>